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2">
      <style:text-properties style:use-window-font-color="true"/>
    </style:style>
    <style:style style:name="P4" style:family="paragraph" style:parent-style-name="Corpus_20_A">
      <style:text-properties fo:color="#008000"/>
    </style:style>
    <style:style style:name="P5" style:family="paragraph" style:parent-style-name="Corpus_20_A">
      <style:text-properties style:use-window-font-color="true"/>
    </style:style>
    <style:style style:name="P6" style:family="paragraph" style:parent-style-name="Corpus_20_A">
      <style:text-properties fo:color="#800000"/>
    </style:style>
    <style:style style:name="P7" style:family="paragraph" style:parent-style-name="Corpus_20_A">
      <style:text-properties officeooo:paragraph-rsid="000b3111"/>
    </style:style>
    <style:style style:name="P8" style:family="paragraph" style:parent-style-name="Corpus_20_A">
      <style:text-properties fo:color="#008000" officeooo:paragraph-rsid="000b3111"/>
    </style:style>
    <style:style style:name="P9" style:family="paragraph" style:parent-style-name="Title_20_Shobido_20_2">
      <style:text-properties fo:color="#008000" officeooo:paragraph-rsid="000b3111"/>
    </style:style>
    <style:style style:name="T1" style:family="text">
      <style:text-properties style:use-window-font-color="true"/>
    </style:style>
    <style:style style:name="T2" style:family="text">
      <style:text-properties style:text-line-through-style="solid"/>
    </style:style>
    <style:style style:name="T3" style:family="text">
      <style:text-properties officeooo:rsid="000b31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Compétences :</text:h>
      <text:p text:style-name="Corpus_20_A">Les compétences regroupent toutes les règles spécifiques à des types de soldats particuliers.</text:p>
      <text:p text:style-name="Corpus_20_B">IMPORTANT : Pour utiliser ou bénéficier des effets d'une compétence un fantassin doit être « valide ». Font exception à cette règle les compétences « endurance », « drone », « camouflage ».</text:p>
      <text:p text:style-name="Title_20_Shobido_20_2">Antigrav : </text:p>
      <text:p text:style-name="Corpus_20_A">Le véhicule plane au dessus du sol et peut en conséquence effectuer son mouvement sans tenir compte des reliefs du décors. </text:p>
      <text:p text:style-name="Corpus_20_A">Toutefois, chaque fois qu'il est immobilisé ou qu'il a perdu tous ses points dans l'ensemble « équipage », un véhicule « antigrav » doit effectuer :</text:p>
      <text:p text:style-name="Corpus_20_Note">Un « jet de dégâts groupés » s'il est en « tir appuyé ».</text:p>
      <text:p text:style-name="Corpus_20_Note">Deux <text:s/>« jets de dégâts groupés » s'il est en « manœuvre ».</text:p>
      <text:p text:style-name="Corpus_20_Note">Trois « jets de dégâts groupés » s'il est en « mouvement ».</text:p>
      <text:p text:style-name="Corpus_20_A">En utilisant des valeurs de « perçage » et de « charge explosive » de 0.</text:p>
      <text:p text:style-name="Title_20_Shobido_20_2">Assassin : </text:p>
      <text:p text:style-name="Corpus_20_A">La cible de ce soldat ne peut bénéficier d'aucun « report de touche ».</text:p>
      <text:p text:style-name="Title_20_Shobido_20_2">Avant-garde : </text:p>
      <text:p text:style-name="Corpus_20_A">Le soldat peut prendre part activement au « tour préliminaire ». Autrement dit, il joue un tour de jeu complet avant les autres soldats.</text:p>
      <text:p text:style-name="Title_20_Shobido_20_2">Balise : <text:s/></text:p>
      <text:p text:style-name="Corpus_20_Note">Fonctionne en association avec la compétence « Téléportation ». </text:p>
      <text:p text:style-name="Corpus_20_A">Le soldat permet à une unité en réserve disposant de la compétence « Téléportation » de rentrer sur le terrain directement dans un rayon de 3ps autour de lui.</text:p>
      <text:p text:style-name="Title_20_Shobido_20_2">Camouflage : </text:p>
      <text:p text:style-name="Corpus_20_A">Le soldat bénéficie d'un supplément de camouflage de 2 en « tir appuyé », et de 1 en « manœuvre » et lorsqu'il est « bloqué ». (ses « modificateurs de camouflage » sont donc de -3 en « tir appuyé », en « manœuvre », et lorsqu'il est « bloqué »).</text:p>
      <text:p text:style-name="Title_20_Shobido_20_2">Cavalerie : </text:p>
      <text:p text:style-name="Corpus_20_A">Le soldat se déplace de quatre fois sa valeur de « Mv » au lieu de seulement deux fois lorsqu'il reçoit un ordre de « déplacement ».</text:p>
      <text:p text:style-name="Corpus_20_A">En revanche il ne peut pas recevoir l'ordre « tir appuyé » et ne reçoit aucun « modificateur de camouflage » quel que soit son ordre. </text:p>
      <text:p text:style-name="Title_20_Shobido_20_2">Commandement : </text:p>
      <text:p text:style-name="Corpus_20_A">Tant que le personnage est « valide », l'unité dont fait partie ce personnage utilise la valeur de commandement du personnage à la place de la valeur normale de ses soldats.</text:p>
      <text:p text:style-name="Corpus_20_A">De plus, tous les soldats alliés sur le champs de bataille (hormis ceux faisant partie de l'unité du personnage) bénéficient quant à eux d'un modificateur de +1 à tous leurs tests de blocage. Ce modificateur n'est pas cumulable, il est donc à la fois actif et maximal tant qu'au moins un personnage avec cette compétence est dans un état valide sur le champs de bataille.</text:p>
      <text:p text:style-name="Title_20_Shobido_20_2">CRUEL :</text:p>
      <text:p text:style-name="Corpus_20_Note">Compétence active. Durant la phase de ralliement.(5.x)</text:p>
      <text:p text:style-name="Corpus_20_A">Le personnage peut sacrifier un soldat allié « bloqué » distant d'un maximum de 6ps afin de motiver ses troupes. Le soldat sacrifié passe de l'état « bloqué » à « hors combat », mais tous les soldats « bloqués » dans un rayon de 6ps autour du personnage passent immédiatement à l'état « valide ».</text:p>
      <text:p text:style-name="Title_20_Shobido_20_2">Démolisseur : </text:p>
      <text:p text:style-name="Corpus_20_A">Le soldat bénéficie d'un bonus de 2 pour la résolution des « assauts » et est immunisé aux effets de la compétence « écrasement ».</text:p>
      <text:p text:style-name="Title_20_Shobido_20_2"><text:soft-page-break/>Dingue : </text:p>
      <text:p text:style-name="Corpus_20_A">Le soldat reçoit toujours un ordre au hasard et cet ordre ne peut pas être modifié.</text:p>
      <text:p text:style-name="Corpus_20_A">1-2 « tir appuyé », 3-4 « manœuvre », 5-6 « mouvement », 7-10 « déplacement ».</text:p>
      <text:p text:style-name="Title_20_Shobido_20_2">Drone : </text:p>
      <text:p text:style-name="Corpus_20_A">Le soldat est « implacable ».</text:p>
      <text:p text:style-name="Corpus_20_A">Il est immunisé aux « grenades à gaz », aux effets des aptitudes « attaque psychique », « confusion » <text:s/>et « poison » et aux compétences « peur », « incubation » et « infiltration ».</text:p>
      <text:p text:style-name="Corpus_20_A">De plus, les plages de résultats de ses « jets de blessure » sont : </text:p>
      <text:p text:style-name="Corpus_20_Note">1-2 « bloqué », 3-7 « au tapis », et 8-10 « hors combat ».</text:p>
      <text:p text:style-name="Title_20_Shobido_20_2">Écrasement : </text:p>
      <text:p text:style-name="Corpus_20_A">Le véhicule écrase les soldats qui sont sur sa trajectoire de déplacement.</text:p>
      <text:p text:style-name="Corpus_20_A">Tous les soldats alliés ou ennemis présents sur la trajectoire du véhicule sont écartés à droite ou à gauche de cette trajectoire, selon le plus proche, <text:s/>et sont touchés sur un 6+.</text:p>
      <text:p text:style-name="Corpus_20_A">Les soldats « au tapis » qui sont sur la trajectoire du tank sont touchés automatiquement.</text:p>
      <text:p text:style-name="Corpus_20_A">Tous les soldats touchés doivent effectuer un « jet de sauvegarde » avec un modificateur de -5.</text:p>
      <text:p text:style-name="Corpus_20_A">Les soldats dotés de la compétence « démolisseur » sont immunisés à l'écrasement. Ils sont simplement écartés à droite ou à gauche de la trajectoire sans être touchés.</text:p>
      <text:p text:style-name="Corpus_20_A">Tout soldat victime d'un écrasement peut tenter s'il le souhaite un « assaut » sur le véhicule.</text:p>
      <text:p text:style-name="Title_20_Shobido_20_2">Endurance : </text:p>
      <text:p text:style-name="Corpus_20_A">Les « jets de blessure » du soldat sont résolus par : </text:p>
      <text:p text:style-name="Corpus_20_A">1-3 « bloqué », 4-6 « au tapis », 7-10 « hors combat ».</text:p>
      <text:p text:style-name="Title_20_Shobido_20_2">ESPRIT :</text:p>
      <text:p text:style-name="Corpus_20_A">Tant qu'il est « valide », le personnage fait bénéficier de sa valeur de commandement à tous les soldats alliés situés à moins de 12ps. Autrement dit, tant que le personnage est « valide », tous les soldats de son armée à moins de 12ps ont une valeur de commandement égale à la sienne.</text:p>
      <text:p text:style-name="Title_20_Shobido_20_2">Eventreur : </text:p>
      <text:p text:style-name="Corpus_20_A">Le véhicule dispose d'une arme de corps à corps antichar. Il peut effectuer des « assauts » contre les blindés ennemis en utilisant les caractéristiques suivantes lors des « jets de dégâts groupés » :</text:p>
      <text:p text:style-name="Corpus_20_A">Pénétration : +2</text:p>
      <text:p text:style-name="Corpus_20_A">Charge explosive : +3</text:p>
      <text:p text:style-name="Title_20_Shobido_20_2">Gladiateur : </text:p>
      <text:p text:style-name="P4">Les soldats « bloqués » en contact avec un « gladiateur » ne peuvent pas effectuer de tests de blocage. Ils restent donc « bloqués » jusqu'à ce qu'ils soient « chargés » par un adversaire (déblocage automatique) ou que le contact avec le gladiateur cesse et qu'ils puissent alors effectuer un test de blocage durant la phase de ralliement.</text:p>
      <text:p text:style-name="P4">A noter que les soldats « bloqués » par le gladiateur ne sont pas sujets à la « panique » puisqu'ils n'effectuent pas de test de blocage au moment du ralliement. Concrètement ils sont donc « verrouillés » en corps à corps par le gladiateur tant que dure leur état « bloqué ».</text:p>
      <text:p text:style-name="P6">Alternative :</text:p>
      <text:p text:style-name="P6">Lorsqu'il combat au corps à corps et qu'il est « dominant », ce soldat oblige les combattants ennemis à « encaisser » plutôt qu'à effectuer une « esquive ».</text:p>
      <text:p text:style-name="P6">La compétence « psyker » immunise contre la <text:s/>compétence « gladiateur ».</text:p>
      <text:p text:style-name="Title_20_Shobido_20_2"><text:soft-page-break/>Grenades A : </text:p>
      <text:p text:style-name="Corpus_20_Note">Compétence active (2). Durant la phase de mouvement, en cas de succès d'un assaut du soldat.</text:p>
      <text:p text:style-name="Corpus_20_A">Le soldat peut fixer les grenades antichars du contingent. Une grenade A peut-être fixée sur n'importe quel blindé assailli avec succès par le soldat. L'utilisation d'une grenade antichar se substitue à l'éventuelle utilisation d'une arme de corps à corps.</text:p>
      <text:p text:style-name="Corpus_20_A">Les grenades A explosent durant la phase de ralliement (5.2)</text:p>
      <text:p text:style-name="Corpus_20_A">Toute grenade fixée doit être immédiatement retirée du stock du contingent.</text:p>
      <text:p text:style-name="Title_20_Shobido_20_2">Grenades FFF : </text:p>
      <text:p text:style-name="Corpus_20_Note">Compétence active (2). Durant la phase de mouvement, à n'importe quel moment du mouvement du soldat.</text:p>
      <text:p text:style-name="Corpus_20_A">Le soldat peut utiliser les grenades à fragmentation, fumigène et flashbang du contingent. Une grenade FFF peut être lancée dans un rayon de 8ps autour du soldat. </text:p>
      <text:p text:style-name="Corpus_20_A">Toute grenade lancée doit être immédiatement retirée du stock du contingent.</text:p>
      <text:p text:style-name="Title_20_Shobido_20_2">Grenades à Gaz : </text:p>
      <text:p text:style-name="Corpus_20_A">Autorise l'utilisation des grenades à gaz.</text:p>
      <text:p text:style-name="Title_20_Shobido_20_2">Masque :</text:p>
      <text:p text:style-name="Corpus_20_A">Le soldat est immunisé aux effets des « grenades à gaz » et « grenades flashbang ».</text:p>
      <text:p text:style-name="Title_20_Shobido_20_2">Medic : </text:p>
      <text:p text:style-name="Corpus_20_A">L'unité dont fait partie le personnage et les éventuels soldats « au tapis » dans un rayon de 3ps autour de lui bénéficient de la compétence « endurance ».</text:p>
      <text:p text:style-name="Title_20_Shobido_20_2">Minus : <text:s/></text:p>
      <text:p text:style-name="Corpus_20_A">Le soldat bénéficie d'un supplément de camouflage de 2 lorsqu'il est en « mouvement » ou en « déplacement ». (ses « modificateurs de camouflage » sont donc de -2 en « mouvement » et -1 en « déplacement »).</text:p>
      <text:p text:style-name="Corpus_20_A">De plus, il est immunisé aux « écrasements ».</text:p>
      <text:p text:style-name="Title_20_Shobido_20_2">Implacable : </text:p>
      <text:p text:style-name="Corpus_20_A">Le soldat est immunisé à la « peur ». Il<text:span text:style-name="T1"> ne peut pas effectuer d'« esquive » mais doit toujours tenter une « intervention » s'il est en mesure d'en effectuer une.</text:span></text:p>
      <text:p text:style-name="P5">Il n'effectue jamais de mouvement de « panique ».</text:p>
      <text:p text:style-name="Corpus_20_A">Le soldat réussit automatiquement tout « test de blocage ». Seul un « jet de blessure », l'aptitude « confusion » ou une « grenade flashbang » peuvent l'amener à être « bloqué ».</text:p>
      <text:p text:style-name="Title_20_Shobido_20_2">Incubation : </text:p>
      <text:p text:style-name="Corpus_20_Note">Compétence active (4.2). Durant la phase de corps à corps, au moment des combats. Les pondeuses qui infligent une blessure à leur adversaire peuvent activer cette compétence. </text:p>
      <text:p text:style-name="Corpus_20_A">Une « pondeuse » qui active la compétence « incubation » est mise « hors combat ». Son adversaire est lui aussi mis « hors combat » sans même effectuer de « jet de blessure ». Placez un pion « incubation » à l'endroit du corps à corps.</text:p>
      <text:p text:style-name="Corpus_20_A">Le pion incubation est équivalent en terme de jeu à un fantassin « au tapis » avec une sauvegarde de 7+.</text:p>
      <text:p text:style-name="Corpus_20_A">Le pion incubation est retiré du champs de bataille s'il est détruit<text:span text:style-name="T2">.</text:span></text:p>
      <text:p text:style-name="Corpus_20_A">En fin de bataille, dans le cadre d'une campagne, vous gagnez un « bonus de renfort » de 1 point pour chaque pion incubation encore présent sur le champs de bataille si vous avez conquis le territoire.</text:p>
      <text:p text:style-name="Title_20_Shobido_20_2"><text:soft-page-break/>Infiltration : </text:p>
      <text:p text:style-name="Corpus_20_Note">Compétence active (1.2). Durant la phase d'ordre, au moment de l'entrée des réserves. Le soldat doit être en réserve. </text:p>
      <text:p text:style-name="Corpus_20_A">Quand il active cette compétence, le soldat quitte la réserve et est déployé en se substituant à n'importe quel soldat d'infanterie adverse mais pas à la place d'un « psyker » ou d'un « drone », ni à la place d'un soldat situé dans un rayon de 12ps autour d'un « psyker ».</text:p>
      <text:p text:style-name="Title_20_Shobido_20_2">Parachutage « X »: </text:p>
      <text:p text:style-name="Corpus_20_Note">Compétence active (1.2). Durant la phase d'ordre, au moment de l'entrée des réserves. Le soldat doit être en réserve . </text:p>
      <text:p text:style-name="Corpus_20_A">Quand il active cette compétence, le soldat quitte la réserve et est déployé dans une « zone de parachutage ». On effectue « X » « jets de détermination de zone » et on conserve celui de son choix pour déterminer l'emplacement de la zone de parachutage.</text:p>
      <text:p text:style-name="Corpus_20_A">Attention : on ne peut conserver qu'un seul résultat pour l'ensemble des parachutistes assignés à un même parachutage.</text:p>
      <text:p text:style-name="Title_20_Shobido_20_2">Peur : </text:p>
      <text:p text:style-name="Corpus_20_Note">Compétence passive. Durant la phase de corps à corps, au moment des combats.</text:p>
      <text:p text:style-name="Corpus_20_A">Lorsqu'il combat au corps à corps et qu'il est « dominant », ce soldat oblige les combattants ennemis à effectuer une « esquive » plutôt qu'à « encaisser ».</text:p>
      <text:p text:style-name="Corpus_20_A">Les compétences « implacable » et « psyker » immunisent contre la <text:s/>« peur ».</text:p>
      <text:p text:style-name="Title_20_Shobido_20_2">Psyker : </text:p>
      <text:p text:style-name="Corpus_20_A">Le personnage est doué de pouvoirs psychiques, il est immunisé aux effets des aptitudes « confusion » et « poison », et aux compétences « peur » et « gladiateur ».</text:p>
      <text:p text:style-name="Corpus_20_A">En outre, il détecte les infiltrés (cf « infiltration »).</text:p>
      <text:p text:style-name="Title_20_Shobido_20_2">Radio : </text:p>
      <text:p text:style-name="Corpus_20_Note">Compétence active (1.4). Durant la phase de modification des ordres.</text:p>
      <text:p text:style-name="Corpus_20_A">Le résultat de l'activation de la compétence est déterminé par un D10 :</text:p>
      <text:p text:style-name="Corpus_20_A">Sur un 5+ un nouvel ordre est confirmé, le joueur choisi un nouvel ordre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 </text:p>
      <text:p text:style-name="Title_20_Shobido_20_2">Repérage : </text:p>
      <text:p text:style-name="Corpus_20_Note">Compétence active (3.1). Durant la phase de tir appuyé, au moment de résoudre le tir d'une pièce d'artillerie. </text:p>
      <text:p text:style-name="Corpus_20_A">Le personnage permet à une pièce d'artillerie alliée d'ignorer un marqueur de son choix au moment de la résolution du tir. Le marqueur doit être en vue du personnage et situé dans un rayon de 48ps autour de lui.</text:p>
      <text:p text:style-name="P3">Saut : </text:p>
      <text:p text:style-name="P5">Le soldat effectue un « mouvement de charge » de 8ps au lieu de 4ps.</text:p>
      <text:p text:style-name="Title_20_Shobido_20_2">Saut Warp : </text:p>
      <text:p text:style-name="Corpus_20_A">Le soldat ne peut pas être pris pour cible par un « tir d'interception », de plus il peut effectuer son déplacement sans tenir compte des obstacles.</text:p>
      <text:p text:style-name="Title_20_Shobido_20_2">Senseur : </text:p>
      <text:p text:style-name="Corpus_20_A">Le personnage fait bénéficier de sa valeur d'initiative à tous les soldats alliés sur le champs de bataille. Autrement dit, tant que le personnage est « valide », tous les soldats de son armée ont une valeur d'initiative égale à la sienne.</text:p>
      <text:p text:style-name="Title_20_Shobido_20_2"><text:soft-page-break/>Téléportation : <text:s/></text:p>
      <text:p text:style-name="Corpus_20_Note">Compétence active (1.2). Durant la phase d'ordre, au moment de l'entrée des réserves et associé à la compétence « balise ». Le soldat doit être en « réserve ».</text:p>
      <text:p text:style-name="Corpus_20_A">Quand il active cette compétence pour quitter la réserve, le soldat doit être déployé dans un rayon de 3ps autour d'un soldat allié disposant de la compétence « balise ».</text:p>
      <text:p text:style-name="Title_20_Shobido_20_2">tourelle :</text:p>
      <text:p text:style-name="Corpus_20_Note">Compétence active (1.3). Durant la phase d'ordre, au moment de la gestion de l'artillerie. </text:p>
      <text:p text:style-name="Corpus_20_A">L'arme <text:s/>principale du véhicule est une pièce d'artillerie montée sur une tourelle. Le véhicule s'il est en tir appuyé peut repositionner tous les marqueurs de dispersions de son arme et faire feu dans un même tour. </text:p>
      <text:p text:style-name="Corpus_20_A">Autrement dit il n'a pas besoin de passer un tour à se repositionner pour changer de secteur de tir.</text:p>
      <text:h text:style-name="Title_20_Shobido_20_1" text:outline-level="1">compétences gretchins</text:h>
      <text:p text:style-name="Corpus_20_A">Sont regroupées ici les compétences qui concernent exclusivement la faction Gretchin, et principalement ses affuts.</text:p>
      <text:p text:style-name="Title_20_Shobido_20_2">Catapulte : </text:p>
      <text:p text:style-name="Corpus_20_Note">Compétence active (3.1). Durant la phase de tir, au moment des tirs appuyés, au moment de résoudre le tir de la catapulte.</text:p>
      <text:p text:style-name="Corpus_20_A">L'affut doit choisir avant chacun de ses tirs parmi 3 types de munitions :</text:p>
      <text:p text:style-name="Corpus_20_Note">1. Pet de troll : <text:s/>équivalent à l'action conjointe d'une grenade à fragmentation et d'une grenade flashbang.</text:p>
      <text:p text:style-name="Corpus_20_Note">2. Pet de troll instable : équivalent à une grenade à plasma.</text:p>
      <text:p text:style-name="Corpus_20_Note">3. Pet de troll malade : équivalent à l'action conjointe d'une grenade fumigène et d'une grenade à gaz.</text:p>
      <text:p text:style-name="Corpus_20_A">Les trois types de munitions sont disponibles en quantité illimité.</text:p>
      <text:p text:style-name="Title_20_Shobido_20_2">Fanatique : </text:p>
      <text:p text:style-name="Corpus_20_Note">Compétence active (1.4). Durant la phase d'ordre, au moment de la modification des ordres.</text:p>
      <text:p text:style-name="Corpus_20_A">Le personnage est doté d'une ceinture d'explosifs et d'un désintérêt total pour sa propre vie.</text:p>
      <text:p text:style-name="Corpus_20_A">Le personnage reçoit désormais un ordre « déplacement » à chaque tour, et peut se faire exploser à la fin de son mouvement s'il n'est pas « hors combat ».</text:p>
      <text:p text:style-name="Corpus_20_A">Un fanatique blessé ignore les résultats « bloqué », et est « bloqué » par les résultats « au tapis », il réagit cependant normalement aux résultats « hors combat »</text:p>
      <text:p text:style-name="Corpus_20_A">S'il est mis « hors combat » avant d'avoir pu se faire exploser, sa bombe demeure à l'endroit de sa mort, matérialisée par un marqueur d'explosion pour lequel on effectue un « test d'explosion » à chaque phase de ralliement.</text:p>
      <text:p text:style-name="Corpus_20_A">L'explosion du fanatique a la même puissance qu'un obus.</text:p>
      <text:p text:style-name="Corpus_20_A"><text:soft-page-break/>Gabarit : 2.5ps</text:p>
      <text:p text:style-name="Corpus_20_A">Modificateur de sauvegarde : -3</text:p>
      <text:p text:style-name="Corpus_20_A">Pénétration : -2</text:p>
      <text:p text:style-name="Corpus_20_A">Charge explosive : -1</text:p>
      <text:p text:style-name="Title_20_Shobido_20_2">Fixe : </text:p>
      <text:p text:style-name="Corpus_20_A">L'affut est à peu de chose près impossible à déplacer pour le commun des mortels. Les servants qui s'attelleront à cette tache ardue mourront de fatigue avant d'être parvenue à déplacer ces engins de guerre de plus de 20ps.</text:p>
      <text:p text:style-name="Corpus_20_A">Lorsqu'ils reçoivent un ordre de déplacement, l'affut et ses servants se déplacent comme un fantassin ayant reçu l'ordre « déplacement » qui disposerait d'un mouvement initial égal à 0.</text:p>
      <text:p text:style-name="Corpus_20_A">Cependant l'affut jette un nombre de D6 de déplacement équivalent au nombre de servants qui le déplace.</text:p>
      <text:p text:style-name="Corpus_20_A">Le déplacement de ces affuts est donc de :</text:p>
      <text:p text:style-name="Corpus_20_A">« 1D6 »ps si l'affut ne dispose que d'un servant.</text:p>
      <text:p text:style-name="Corpus_20_A">« Max(D6;D6) »ps si l'affut dispose de 2 servants. </text:p>
      <text:p text:style-name="Title_20_Shobido_20_2">Lanceur : </text:p>
      <text:p text:style-name="Corpus_20_A">L'affut propulse des fanatiques sur les lignes adverses au moyen rudimentaire mais diablement efficace d'un soutien-gorge de trollette tendu entre deux gros bouts de bois. </text:p>
      <text:p text:style-name="Corpus_20_A">Le tir du lanceur se résout sur une période de 3 tours : </text:p>
      <text:p text:style-name="Corpus_20_Note">un tour où le lanceur vise</text:p>
      <text:p text:style-name="Corpus_20_Note">un tour où le fanatique est propulsé</text:p>
      <text:p text:style-name="Corpus_20_Note">un tour où le fanatique plane et explose tandis que le lanceur vise à nouveau. </text:p>
      <text:p text:style-name="Corpus_20_A">Au premier des trois tours, durant la phase d'ordre au moment de l'artillerie, le joueur place un marqueur. Et définit par tout événement de probabilité ½ si l'artilleur a fait son job correctement.</text:p>
      <text:p text:style-name="Corpus_20_A">Si l'artilleur a fait son job, le marqueur reste à sa place actuelle.</text:p>
      <text:p text:style-name="Corpus_20_A">Si au contraire il a lamentablement foiré son tir, le joueur adverse peut déplacer le marqueur :</text:p>
      <text:p text:style-name="Corpus_20_Note">soit de 5ps dans une direction quelconque </text:p>
      <text:p text:style-name="Corpus_20_Note">soit de 10ps dans l'axe du tir</text:p>
      <text:p text:style-name="Corpus_20_A">Au deuxième tour, durant la phase d'ordre au moment de l'artillerie, le fanatique volant est propulsé jusqu'au marqueur. Le marqueur est alors retiré.</text:p>
      <text:p text:style-name="Corpus_20_A">Au troisième tour, un marqueur est placé durant la phase d'ordre au moment de l'artillerie et on détermine pour ce nouveau tir la réussite de l'artilleur. C'est un nouveau tir et par conséquent un nouveau cycle de 3 tours qui commence ici.</text:p>
      <text:p text:style-name="Corpus_20_A">Durant la phase de tir appuyé de ce même tour on termine l'action du fou encore volant et on définit alors, comme pour l'artilleur, s'il a remarquablement plané tel un vautour majestueux ou si au contraire il est tombé comme une bouse projetée hors du trou du cul d'une vache.</text:p>
      <text:p text:style-name="Corpus_20_A">Si le fanatique a plané, le joueur fait exploser le fanatique :</text:p>
      <text:p text:style-name="Corpus_20_Note">soit sur place</text:p>
      <text:p text:style-name="Corpus_20_Note">soit à 2,5ps dans une direction quelconque</text:p>
      <text:p text:style-name="Corpus_20_Note">soit à 5ps dans l'axe du tir</text:p>
      <text:p text:style-name="Corpus_20_A">Si le fanatique est tombé, le joueur adverse fait exploser le fanatique à 2,5ps dans une direction quelconque.</text:p>
      <text:p text:style-name="Corpus_20_A">Le premier tir est pour sa part terminé.</text:p>
      <text:p text:style-name="Corpus_20_A">Un tir de lanceur ne peut pas être interrompu.</text:p>
      <text:p text:style-name="Corpus_20_A">L'explosion du fanatique a la même puissance qu'un obus.</text:p>
      <text:p text:style-name="Corpus_20_Note">Gabarit : 2.5ps</text:p>
      <text:p text:style-name="Corpus_20_Note">Modificateur de sauvegarde : -3</text:p>
      <text:p text:style-name="Corpus_20_Note">Pénétration : -2</text:p>
      <text:p text:style-name="Corpus_20_Note">Charge explosive : -1</text:p>
      <text:p text:style-name="Title_20_Shobido_20_2"><text:soft-page-break/>Guide :</text:p>
      <text:p text:style-name="Corpus_20_A">Le personnage fait bénéficier de sa valeur de commandement à tous les soldats alliés sur le champs de bataille. Autrement dit, tant que le personnage est « valide », tous les soldats de son armée ont une valeur de commandement égale à la sienne.</text:p>
      <text:p text:style-name="Title_20_Shobido_20_2">Massif :</text:p>
      <text:p text:style-name="Corpus_20_A">Le soldat est « implacable », il est toujours touché par un « écrasement », il ne peut bénéficier d'un report de touche.</text:p>
      <text:p text:style-name="Title_20_Shobido_20_2">PARANOIAQUE :</text:p>
      <text:p text:style-name="Corpus_20_A">les commandants alliés de rangs inférieurs à moins de 12ps sont éliminés sans possibilité de sauvegarde, si deux commandants de rangs égaux sont à moins de 12ps l’un d’entre eux est éliminé sans sauvegarde possible, au choix du joueur.</text:p>
      <text:p text:style-name="Title_20_Shobido_20_2">Garde Rang 1 :</text:p>
      <text:p text:style-name="Corpus_20_A"/>
      <text:p text:style-name="Title_20_Shobido_20_2">Garde rang 2 :</text:p>
      <text:p text:style-name="Corpus_20_A"/>
      <text:p text:style-name="Title_20_Shobido_20_2">Garde rang 3 :</text:p>
      <text:p text:style-name="Corpus_20_A"/>
      <text:p text:style-name="Title_20_Shobido_20_2">Dreadnought :</text:p>
      <text:p text:style-name="Corpus_20_A">Le soldat peut utiliser une arme lourde même s'il effectue un mouvement ou une manœuvre.</text:p>
      <text:p text:style-name="Title_20_Shobido_20_2">RESPIRATEUR :</text:p>
      <text:p text:style-name="Corpus_20_A">Le soldat est immunisé aux effets des « grenades à gaz ».</text:p>
      <text:p text:style-name="Title_20_Shobido_20_2"><text:s/>EGIDE :</text:p>
      <text:p text:style-name="Corpus_20_A">Svg 2+ pour lui même et tous les soldats alliés à moins de 6ps contre tous les tirs directs <text:s/>(sont exclus les TT, TP, grenades, CAC). En cas d'echec au test de sauvegarde la cible initiale est blessée et effectue un jet de blessure. En cas d’échec du test de sauvegarde sur un résultat de 1 c'est le drône qui est touché (et ce quelque soit la cible initiale) et qui effectue un jet de blessure.</text:p>
      <text:p text:style-name="Title_20_Shobido_20_2">Dépendant :</text:p>
      <text:p text:style-name="Corpus_20_A">Le soldat reçoit toujours un ordre similaire au soldat « non-dépendant » le plus proche. S'il est à plus de 6ps d'un soldat allié non dépendant il reçoit un ordre de redéploiement et utilisera son déplacement pour se rapprocher du soldat allié le plus proche.</text:p>
      <text:p text:style-name="P9"><text:span text:style-name="T3">Illumination Laser</text:span> :</text:p>
      <text:p text:style-name="P8"><text:span text:style-name="T3">Lorsqu’une unité alliée tire, elle peut invoquer une Illumination LASER et profiter d’un bonus de 1 point pour son jet pour toucher. </text:span></text:p>
      <text:p text:style-name="P8"><text:span text:style-name="T3">La compétence doit être invoquée avant le jet de dé,</text:span></text:p>
      <text:p text:style-name="P8"><text:span text:style-name="T3">La compétence ne se cumule pas avec elle même pour un même tir,</text:span></text:p>
      <text:p text:style-name="P8"><text:span text:style-name="T3">Chaque fois qu’une telle compétence est invoquée un marqueur « utilisée » doit être placé à coté d’un soldat disposant de la compétence « illumination LASER » ayant une ligne de vue sur la cible.</text:span></text:p>
      <text:p text:style-name="P8"><text:span text:style-name="T3">Un soldat peut utiliser sa propre compétence « illumination LASER » pour son propre jet pour toucher s’il le désire »</text:span></text:p>
      <text:p text:style-name="P7"><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master-page-name="">
      <style:paragraph-properties fo:margin-top="0cm" fo:margin-bottom="0.101cm" style:contextual-spacing="false" fo:text-align="center" style:justify-single-word="false" style:page-number="auto" fo:break-before="column" fo:background-color="transparent" fo:padding="0.049cm" fo:border="0.06pt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style:contextual-spacing="false" fo:keep-together="always" style:page-number="auto" fo:padding="0.049cm" fo:border="0.06pt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left="0cm" fo:margin-right="0cm" fo:margin-top="0.101cm" fo:margin-bottom="0.199cm" style:contextual-spacing="false"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style:contextual-spacing="false"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6pt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499cm" fo:margin-bottom="0.603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fo:border="0.06pt solid #000000" fo:padding="0.049cm" style:shadow="none" fo:background-color="transparent" style:dynamic-spacing="true">
          <style:background-image/>
        </style:header-footer-properties>
      </style:header-style>
      <style:footer-style>
        <style:header-footer-properties svg:height="0.938cm" fo:margin-left="0cm" fo:margin-right="0cm" fo:margin-top="0.499cm" style:dynamic-spacing="false"/>
      </style:footer-style>
    </style:page-layout>
  </office:automatic-styles>
  <office:master-styles>
    <style:master-page style:name="Standard" style:page-layout-name="Mpm1">
      <style:header>
        <text:p text:style-name="TITRE_20_EN_20_TETE">Compétences</text:p>
      </style:header>
      <style:footer>
        <text:p text:style-name="MP1">5 <text:s/>: <text:s/><text:page-number text:select-page="current">7</text:page-number> / <text:page-count>7</text:page-count></text:p>
      </style:footer>
      <style:footer-left style:display="false">
        <text:p text:style-name="MP2">5 <text:s/>: <text:s/><text:page-number text:select-page="current">6</text:page-number> /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meta:creation-date>2009-04-16T11:32:02</meta:creation-date>
    <dc:date>2014-01-02T00:22:36.64</dc:date>
    <meta:editing-cycles>55</meta:editing-cycles>
    <meta:editing-duration>P1DT21H17M16S</meta:editing-duration>
    <meta:document-statistic meta:table-count="0" meta:image-count="0" meta:object-count="0" meta:page-count="7" meta:paragraph-count="204" meta:word-count="3281" meta:character-count="18038" meta:non-whitespace-character-count="14891"/>
    <meta:user-defined meta:name="Info 1"/>
    <meta:user-defined meta:name="Info 2"/>
    <meta:user-defined meta:name="Info 3"/>
    <meta:user-defined meta:name="Info 4"/>
  </office:meta>
</office:document-meta>
</file>